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fo:text-align="start" style:justify-single-word="false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itulo: Shoten Samurai</text:p>
      <text:p text:style-name="Standard">Estudio: Heimdall Games</text:p>
      <text:p text:style-name="Standard">Plataforma: Navegador(PC/Móviles)</text:p>
      <text:p text:style-name="Standard">Version</text:p>
      <text:p text:style-name="Standard">Sinopsis de jugabilidad y contenido:</text:p>
      <text:p text:style-name="Standard">Personaje salta de lado al lado,ascendiendo una torre, con clicks, objetos atravesables y objetos no atravesables con el avance.</text:p>
      <text:p text:style-name="Standard">Partidas cortas (si no se hace nada en 2 segundos, fallas).</text:p>
      <text:p text:style-name="Standard">Categoria: Climber, Arcade,</text:p>
      <text:p text:style-name="Standard">Licencia:</text:p>
      <text:p text:style-name="Standard">Mecánica: Con un click del ratón o un toque en la pantalla, el personaje saltará a la pared contraria</text:p>
      <text:p text:style-name="Standard">Tecnología:</text:p>
      <text:p text:style-name="Standard">Público: Casual</text:p>
      <text:p text:style-name="Standard"/>
      <text:p text:style-name="Standard">Dificultad: incremental. La dificultad aumenta dependiendo de la cantidad de torre que subas. Ésta será sugerida al usuario a medida que cambie el fondo (bosque, montaña, cielo, nubes, espacio, etc.)</text:p>
      <text:p text:style-name="Standard"/>
      <text:p text:style-name="Standard">Diseño: pixel art. </text:p>
      <text:p text:style-name="Standard">Obstaculos dependen de la altura de la torre (vigas, cosas de oro, etc.), laterales tejados de templos japoneses y superficie por la que se corre pilares rojos. Fondo marron clarito (al estilo pared de madera).</text:p>
      <text:p text:style-name="Standard"/>
      <text:p text:style-name="Standard">1-Pantallas: </text:p>
      <text:p text:style-name="Standard"/>
      <text:p text:style-name="Standard"/>
      <text:p text:style-name="Standard"/>
      <text:p text:style-name="Standard"/>
      <text:p text:style-name="P1"><text:bookmark text:name="tw-target-rmn"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ago Cruz</meta:initial-creator>
    <meta:creation-date>2018-10-01T12:52:18.93</meta:creation-date>
    <dc:date>2018-10-17T09:10:35.09</dc:date>
    <dc:creator>Iago Cruz</dc:creator>
    <meta:editing-duration>PT21H17M23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16" meta:word-count="139" meta:character-count="912"/>
  </office:meta>
</office:document-meta>
</file>